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a08" officeooo:paragraph-rsid="001d7a08"/>
    </style:style>
    <style:style style:name="P2" style:family="paragraph" style:parent-style-name="Standard">
      <style:text-properties officeooo:paragraph-rsid="001d7a08"/>
    </style:style>
    <style:style style:name="P3" style:family="paragraph" style:parent-style-name="Standard">
      <style:text-properties officeooo:paragraph-rsid="002019fd"/>
    </style:style>
    <style:style style:name="P4" style:family="paragraph" style:parent-style-name="Standard">
      <style:text-properties officeooo:rsid="0020974e" officeooo:paragraph-rsid="0020974e"/>
    </style:style>
    <style:style style:name="T1" style:family="text">
      <style:text-properties officeooo:rsid="001d7a08"/>
    </style:style>
    <style:style style:name="T2" style:family="text">
      <style:text-properties officeooo:rsid="002019fd"/>
    </style:style>
    <style:style style:name="T3" style:family="text">
      <style:text-properties fo:language="en" fo:country="US"/>
    </style:style>
    <style:style style:name="T4" style:family="text">
      <style:text-properties fo:language="en" fo:country="US" officeooo:rsid="001d7a08"/>
    </style:style>
    <style:style style:name="T5" style:family="text">
      <style:text-properties fo:language="en" fo:country="US" officeooo:rsid="001f0b99"/>
    </style:style>
    <style:style style:name="T6" style:family="text">
      <style:text-properties fo:language="en" fo:country="US" officeooo:rsid="002019fd"/>
    </style:style>
    <style:style style:name="T7" style:family="text">
      <style:text-properties fo:language="en" fo:country="US" officeooo:rsid="0020974e"/>
    </style:style>
    <style:style style:name="T8" style:family="text">
      <style:text-properties officeooo:rsid="002255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Case Diagram</text:p>
      <text:p text:style-name="P1"/>
      <text:p text:style-name="P1">[fig]</text:p>
      <text:p text:style-name="P1"/>
      <text:p text:style-name="P2"><text:span text:style-name="T7">A use case diagram is a graphical representation of all user’s possible interactions. </text:span><text:span text:style-name="T4">As shown in [FIG], the </text:span><text:span text:style-name="T5">user is the </text:span><text:span text:style-name="T4">only </text:span><text:span text:style-name="T5">system </text:span><text:span text:style-name="T4">entity, who can press any of the </text:span><text:span text:style-name="T5">remote controller </text:span><text:span text:style-name="T4">buttons. This action triggers the reading of the buttons, </text:span><text:span text:style-name="T6">producing </text:span><text:span text:style-name="T4">the </text:span><text:span text:style-name="T6">respective </text:span><text:span text:style-name="T4">code related to the pressed button, which is transmitted to the infrared emitter. The television must receive this code, performing the action required by the user.</text:span></text:p>
      <text:p text:style-name="P1"/>
      <text:p text:style-name="P3"><text:span text:style-name="T2">Sequence</text:span><text:span text:style-name="T1"> Diagram</text:span></text:p>
      <text:p text:style-name="P3"/>
      <text:p text:style-name="P4">A sequence diagram is another graphical representation that describes how and in what order a group of objects interacts. <text:span text:style-name="T3">[FIG] shows that a sequence is started when the user presses a button on the remote control. At that moment, the integrated circuit determines which button was pressed, transmitting the respective button code to the infrared emitter. In turn, the infrared emitter emits the button code via an infrared sign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16:16:15.484489740</meta:creation-date>
    <meta:generator>LibreOffice/6.4.7.2$Linux_X86_64 LibreOffice_project/40$Build-2</meta:generator>
    <dc:date>2021-10-12T17:09:55.970096647</dc:date>
    <meta:editing-duration>PT2M14S</meta:editing-duration>
    <meta:editing-cycles>1</meta:editing-cycles>
    <meta:document-statistic meta:table-count="0" meta:image-count="0" meta:object-count="0" meta:page-count="1" meta:paragraph-count="5" meta:word-count="145" meta:character-count="899" meta:non-whitespace-character-count="759"/>
  </office:meta>
</office:document-meta>
</file>